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3d9e" officeooo:paragraph-rsid="00153d9e"/>
    </style:style>
    <style:style style:name="P2" style:family="paragraph" style:parent-style-name="Standard">
      <style:paragraph-properties fo:text-align="justify" style:justify-single-word="false"/>
      <style:text-properties officeooo:rsid="00153d9e" officeooo:paragraph-rsid="00153d9e"/>
    </style:style>
    <style:style style:name="P3" style:family="paragraph" style:parent-style-name="Standard">
      <style:text-properties officeooo:paragraph-rsid="00153d9e"/>
    </style:style>
    <style:style style:name="P4" style:family="paragraph" style:parent-style-name="Standard">
      <style:text-properties fo:font-weight="bold" officeooo:rsid="00153d9e" officeooo:paragraph-rsid="00153d9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3d9e" officeooo:paragraph-rsid="00153d9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3d9e" officeooo:paragraph-rsid="00153d9e" style:font-weight-asian="bold" style:font-weight-complex="bold"/>
    </style:style>
    <style:style style:name="P7" style:family="paragraph" style:parent-style-name="Standard">
      <style:text-properties fo:font-weight="normal" officeooo:rsid="00153d9e" officeooo:paragraph-rsid="00153d9e" style:font-weight-asian="normal" style:font-weight-complex="normal"/>
    </style:style>
    <style:style style:name="P8" style:family="paragraph">
      <loext:graphic-properties draw:fill-color="#ffff00"/>
      <style:paragraph-properties fo:text-align="center"/>
    </style:style>
    <style:style style:name="T1" style:family="text">
      <style:text-properties officeooo:rsid="00153d9e"/>
    </style:style>
    <style:style style:name="gr1" style:family="graphic">
      <style:graphic-properties svg:stroke-color="#000000" draw:fill-color="#ffff00" draw:textarea-vertical-align="middle" draw:auto-grow-height="false" fo:min-height="0.0626in" fo:min-width="0.09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lificacion de servicios</text:p>
      <text:p text:style-name="P1"/>
      <text:p text:style-name="P5">METRICAS</text:p>
      <text:p text:style-name="P2"><draw:custom-shape text:anchor-type="paragraph" draw:z-index="0" draw:name="Shape1" draw:style-name="gr1" draw:text-style-name="P8" svg:width="0.2504in" svg:height="0.1878in" svg:x="0.6083in" svg:y="0.138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><text:tab/>1</text:p>
      <text:p text:style-name="P2"><draw:custom-shape text:anchor-type="paragraph" draw:z-index="1" draw:name="Shape1" draw:style-name="gr1" draw:text-style-name="P8" svg:width="0.2504in" svg:height="0.1878in" svg:x="0.6083in" svg:y="0.138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2" draw:name="Shape1" draw:style-name="gr1" draw:text-style-name="P8" svg:width="0.2504in" svg:height="0.1878in" svg:x="0.9209in" svg:y="0.138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><text:tab/>2</text:p>
      <text:p text:style-name="P2"><draw:custom-shape text:anchor-type="paragraph" draw:z-index="3" draw:name="Shape1" draw:style-name="gr1" draw:text-style-name="P8" svg:width="0.2504in" svg:height="0.1878in" svg:x="0.6083in" svg:y="0.138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4" draw:name="Shape1" draw:style-name="gr1" draw:text-style-name="P8" svg:width="0.2504in" svg:height="0.1878in" svg:x="0.9209in" svg:y="0.1382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5" draw:name="Shape1" draw:style-name="gr1" draw:text-style-name="P8" svg:width="0.2504in" svg:height="0.1878in" svg:x="1.2646in" svg:y="0.131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6" draw:name="Shape1" draw:style-name="gr1" draw:text-style-name="P8" svg:width="0.2504in" svg:height="0.1878in" svg:x="1.2646in" svg:y="0.131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><text:tab/>3</text:p>
      <text:p text:style-name="P2"><draw:custom-shape text:anchor-type="paragraph" draw:z-index="7" draw:name="Shape1" draw:style-name="gr1" draw:text-style-name="P8" svg:width="0.2504in" svg:height="0.1878in" svg:x="0.6189in" svg:y="0.113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8" draw:name="Shape1" draw:style-name="gr1" draw:text-style-name="P8" svg:width="0.2504in" svg:height="0.1878in" svg:x="0.9417in" svg:y="0.113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9" draw:name="Shape1" draw:style-name="gr1" draw:text-style-name="P8" svg:width="0.2504in" svg:height="0.1878in" svg:x="1.2646in" svg:y="0.133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0" draw:name="Shape1" draw:style-name="gr1" draw:text-style-name="P8" svg:width="0.2504in" svg:height="0.1878in" svg:x="1.5874in" svg:y="0.133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><text:tab/>4</text:p>
      <text:p text:style-name="P2"><draw:custom-shape text:anchor-type="paragraph" draw:z-index="11" draw:name="Shape1" draw:style-name="gr1" draw:text-style-name="P8" svg:width="0.2504in" svg:height="0.1878in" svg:x="0.6189in" svg:y="0.113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2" draw:name="Shape1" draw:style-name="gr1" draw:text-style-name="P8" svg:width="0.2504in" svg:height="0.1878in" svg:x="1.2646in" svg:y="0.133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3" draw:name="Shape1" draw:style-name="gr1" draw:text-style-name="P8" svg:width="0.2504in" svg:height="0.1878in" svg:x="1.5874in" svg:y="0.133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4" draw:name="Shape1" draw:style-name="gr1" draw:text-style-name="P8" svg:width="0.2504in" svg:height="0.1878in" svg:x="0.9417in" svg:y="0.113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5" draw:name="Shape1" draw:style-name="gr1" draw:text-style-name="P8" svg:width="0.2504in" svg:height="0.1878in" svg:x="1.9in" svg:y="0.1339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3"><text:tab/><text:span text:style-name="T1">5</text:span></text:p>
      <text:p text:style-name="P3"/>
      <text:p text:style-name="P4">SERVICIO X (Ejemplo)</text:p>
      <text:p text:style-name="P4"/>
      <text:p text:style-name="P7">El servicio x tiene como <text:s/>resultado las siguientes calificaciones:</text:p>
      <text:p text:style-name="P7"/>
      <text:p text:style-name="P7"><draw:custom-shape text:anchor-type="paragraph" draw:z-index="16" draw:name="Shape1" draw:style-name="gr1" draw:text-style-name="P8" svg:width="0.2504in" svg:height="0.1878in" svg:x="0.2752in" svg:y="0.0028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5 </text:p>
      <text:p text:style-name="P7"><draw:custom-shape text:anchor-type="paragraph" draw:z-index="17" draw:name="Shape1" draw:style-name="gr1" draw:text-style-name="P8" svg:width="0.2504in" svg:height="0.1878in" svg:x="0.2437in" svg:y="0.1425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8" draw:name="Shape1" draw:style-name="gr1" draw:text-style-name="P8" svg:width="0.2504in" svg:height="0.1878in" svg:x="0.5563in" svg:y="0.1425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7">8</text:p>
      <text:p text:style-name="P7"/>
      <text:p text:style-name="P7">25</text:p>
      <text:p text:style-name="P7"/>
      <text:p text:style-name="P7">17</text:p>
      <text:p text:style-name="P7"/>
      <text:p text:style-name="P7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14:59.294472391</meta:creation-date>
    <dc:date>2019-05-23T19:41:32.340125335</dc:date>
    <meta:editing-duration>PT4H14M29S</meta:editing-duration>
    <meta:editing-cycles>1</meta:editing-cycles>
    <meta:document-statistic meta:table-count="0" meta:image-count="0" meta:object-count="0" meta:page-count="1" meta:paragraph-count="14" meta:word-count="26" meta:character-count="139" meta:non-whitespace-character-count="120"/>
    <meta:generator>LibreOffice/6.1.5.2$Linux_X86_64 LibreOffice_project/10$Build-2</meta:generator>
  </office:meta>
</office:document-meta>
</file>